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ef53a0"/>
    </style:style>
    <style:style style:name="P7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8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13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14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17" style:family="paragraph" style:parent-style-name="Heading_20_2">
      <style:text-properties fo:font-size="20pt" style:font-size-asian="20pt" style:font-size-complex="20pt"/>
    </style:style>
    <style:style style:name="P18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9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20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21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22" style:family="paragraph" style:parent-style-name="Standard">
      <style:text-properties style:font-name="DejaVu Sans" fo:font-size="14pt" officeooo:rsid="01e492a4" officeooo:paragraph-rsid="01e492a4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24" style:family="paragraph" style:parent-style-name="Standard">
      <style:text-properties officeooo:paragraph-rsid="01df9e60"/>
    </style:style>
    <style:style style:name="P25" style:family="paragraph" style:parent-style-name="Text_20_body">
      <style:text-properties style:font-name="DejaVu Sans" fo:font-size="14pt" officeooo:rsid="01df9e60" officeooo:paragraph-rsid="01e53d89" style:font-size-asian="12.25pt" style:font-size-complex="14pt"/>
    </style:style>
    <style:style style:name="P26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7" style:family="paragraph" style:parent-style-name="Text_20_body">
      <style:text-properties style:font-name="DejaVu Sans" fo:font-size="14pt" fo:font-weight="normal" officeooo:rsid="01e89fbf" officeooo:paragraph-rsid="01ebda63" style:font-size-asian="12.25pt" style:font-weight-asian="normal" style:font-size-complex="14pt" style:font-weight-complex="normal"/>
    </style:style>
    <style:style style:name="P28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29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T1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4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5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6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7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8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9" style:family="text">
      <style:text-properties fo:language="fr" fo:country="FR" style:text-underline-style="none"/>
    </style:style>
    <style:style style:name="T10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11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12" style:family="text">
      <style:text-properties fo:language="fr" fo:country="FR" style:text-underline-style="none" fo:font-weight="normal" style:font-weight-asian="normal" style:font-weight-complex="normal"/>
    </style:style>
    <style:style style:name="T13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14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15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16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17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18" style:family="text">
      <style:text-properties fo:language="fr" fo:country="FR" style:text-underline-style="none" officeooo:rsid="00fc82d5"/>
    </style:style>
    <style:style style:name="T19" style:family="text">
      <style:text-properties fo:language="fr" fo:country="FR" style:text-underline-style="none" officeooo:rsid="01e98805"/>
    </style:style>
    <style:style style:name="T20" style:family="text">
      <style:text-properties fo:language="fr" fo:country="FR" style:text-underline-style="none" officeooo:rsid="01ec0486"/>
    </style:style>
    <style:style style:name="T21" style:family="text">
      <style:text-properties fo:language="fr" fo:country="FR" style:text-underline-style="none" officeooo:rsid="01ec78d1"/>
    </style:style>
    <style:style style:name="T22" style:family="text">
      <style:text-properties style:font-name="DejaVu Sans" fo:font-size="28pt" style:font-size-asian="28pt" style:font-size-complex="28pt"/>
    </style:style>
    <style:style style:name="T23" style:family="text">
      <style:text-properties style:font-name="DejaVu Sans" fo:font-size="28pt" officeooo:rsid="01e5c0c0" style:font-size-asian="28pt" style:font-size-complex="2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10">Première année</text:p>
      <text:h text:style-name="P1" text:outline-level="2"/>
      <text:p text:style-name="P8"/>
      <text:h text:style-name="P1" text:outline-level="2"/>
      <text:p text:style-name="Title"><text:span text:style-name="T5">Compte-rendu </text:span><text:span text:style-name="T6">PROJET</text:span></text:p>
      <text:h text:style-name="P13" text:outline-level="3"/>
      <text:h text:style-name="P14" text:outline-level="3">C++</text:h>
      <text:p text:style-name="P11"/>
      <text:p text:style-name="P7">...</text:p>
      <text:p text:style-name="P12"/>
      <text:p text:style-name="P9"/>
      <text:p text:style-name="P9"/>
      <text:p text:style-name="P9"/>
      <text:p text:style-name="P5"/>
      <text:p text:style-name="P23"/>
      <text:p text:style-name="P3">Jolan OSTER – 197451 <text:s text:c="41"/>2021/2021</text:p>
      <text:p text:style-name="P6"><text:span text:style-name="T3">Groupe Apprenti <text:s text:c="18"/></text:span><text:span text:style-name="T4"><text:tab/><text:tab/><text:tab/><text:tab/>...</text:span></text:p>
      <text:h text:style-name="P15" text:outline-level="1"><text:span text:style-name="Strong_20_Emphasis"><text:span text:style-name="T23">SEMAINE - </text:span></text:span><text:span text:style-name="Strong_20_Emphasis"><text:span text:style-name="T22">TASK_0</text:span></text:span></text:h>
      <text:h text:style-name="P17" text:outline-level="2"><text:bookmark text:name="page3R_mcid5"/><text:span text:style-name="T7">Exercice </text:span><text:span text:style-name="T8">A</text:span><text:span text:style-name="T7">. Exécution</text:span></text:h>
      <text:p text:style-name="P4"/>
      <text:p text:style-name="P18"><text:span text:style-name="T13">C →</text:span><text:span text:style-name="T12"> Appelle un avion</text:span></text:p>
      <text:p text:style-name="P18"><text:span text:style-name="T12">F → Plein écran</text:span></text:p>
      <text:p text:style-name="P18"><text:span text:style-name="T12">X, </text:span><text:span text:style-name="T17">Q</text:span><text:span text:style-name="T12"> → Ferme le programme</text:span></text:p>
      <text:p text:style-name="P18"><text:span text:style-name="T12"/></text:p>
      <text:p text:style-name="P21"><text:span text:style-name="T12">L’avion atterrit </text:span><text:span text:style-name="T16">à</text:span><text:span text:style-name="T12"> l’aéroport, ce gars, redécolle, fait un tour dans le ciel avant de recommencer.</text:span></text:p>
      <text:p text:style-name="P18"><text:span text:style-name="T12"/></text:p>
      <text:p text:style-name="P20"><text:span text:style-name="T12">Affichage lors du parcours de la boucle </text:span><text:span text:style-name="T15">d’un avion</text:span><text:span text:style-name="T12"> :</text:span></text:p>
      <text:p text:style-name="P24"><text:span text:style-name="T1">&lt;ID Avion&gt;</text:span><text:span text:style-name="T2"> is now landing...</text:span></text:p>
      <text:p text:style-name="P19"><text:span text:style-name="T12">now servicing </text:span><text:span text:style-name="T14">&lt;ID Avion&gt;</text:span><text:span text:style-name="T12">...</text:span></text:p>
      <text:p text:style-name="P19"><text:span text:style-name="T12">done servicing </text:span><text:span text:style-name="T14">&lt;ID Avion&gt;</text:span></text:p>
      <text:p text:style-name="P19"><text:span text:style-name="T14">&lt;ID Avion&gt;</text:span><text:span text:style-name="T12"> lift off</text:span></text:p>
      <text:p text:style-name="P19"><text:span text:style-name="T12"/></text:p>
      <text:p text:style-name="P22"><text:span text:style-name="T12">Quand plusieurs avions ce suivent, les 3 premier avion commence à atterrir alors que les suivants attendent en faisant des tours jusqu’à ce que les avions décolle pour laisser leur place.</text:span></text:p>
      <text:p text:style-name="P22"><text:span text:style-name="T12"/></text:p>
      <text:h text:style-name="P16" text:outline-level="2"><text:span text:style-name="T10">Exercice </text:span><text:span text:style-name="T11">B</text:span><text:span text:style-name="T10">. Exécution</text:span></text:h>
      <text:p text:style-name="P25"><text:span text:style-name="T10"/></text:p>
      <text:p text:style-name="P26"><text:span text:style-name="T18">A </text:span><text:span text:style-name="T9">partir </text:span><text:span text:style-name="T19">sur la racine, on peut observer plusieurs classes et structure :</text:span></text:p>
      <text:p text:style-name="P29"><text:span text:style-name="T19">- Aircraft → représente tous les comportements </text:span><text:span text:style-name="T21">et </text:span><text:span text:style-name="T20">affichage</text:span><text:span text:style-name="T21"> </text:span><text:span text:style-name="T19">possible d’un avion.</text:span></text:p>
      <text:p text:style-name="P26"><text:span text:style-name="T19">- AircraftType → représente toutes les possibilités sur les types d’avion possible.</text:span></text:p>
      <text:p text:style-name="P29"><text:span text:style-name="T19">- Airport → représente tous les comportements </text:span><text:span text:style-name="T21">et </text:span><text:span text:style-name="T20">affichage </text:span><text:span text:style-name="T19">possible d’un aéroport.</text:span></text:p>
      <text:p text:style-name="P27"><text:span text:style-name="T19">- AirportType → représente toutes les possibilités sur les types d’ aéroport possible.</text:span></text:p>
      <text:p text:style-name="P28"><text:span text:style-name="T19">- </text:span><text:span text:style-name="T20">Point2D → </text:span><text:span text:style-name="T19">représente tous les comportements </text:span><text:span text:style-name="T21">et </text:span><text:span text:style-name="T20">affichage d’un point 2D.</text:span></text:p>
      <text:p text:style-name="P28"><text:soft-page-break/><text:span text:style-name="T19">- </text:span><text:span text:style-name="T20">Point3D → </text:span><text:span text:style-name="T19">représente tous les comportements </text:span><text:span text:style-name="T21">et </text:span><text:span text:style-name="T20">affichage d’un point 3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2-18T17:25:43.759911483</dc:date>
    <meta:editing-duration>P6DT1H38M37S</meta:editing-duration>
    <meta:editing-cycles>433</meta:editing-cycles>
    <meta:generator>LibreOffice/6.4.7.2$Linux_X86_64 LibreOffice_project/40$Build-2</meta:generator>
    <meta:document-statistic meta:table-count="0" meta:image-count="0" meta:object-count="0" meta:page-count="3" meta:paragraph-count="27" meta:word-count="201" meta:character-count="1305" meta:non-whitespace-character-count="1062"/>
  </office:meta>
</office:document-meta>
</file>